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be6" officeooo:paragraph-rsid="00197be6"/>
    </style:style>
    <style:style style:name="P2" style:family="paragraph" style:parent-style-name="Standard">
      <style:text-properties fo:font-weight="bold" officeooo:rsid="00197be6" officeooo:paragraph-rsid="00197be6" style:font-weight-asian="bold" style:font-weight-complex="bold"/>
    </style:style>
    <style:style style:name="P3" style:family="paragraph" style:parent-style-name="Standard">
      <style:text-properties fo:color="#f8f8f2" style:font-name="Droid Sans Mono" fo:font-size="10.5pt" fo:font-weight="normal" officeooo:rsid="001de2ac" officeooo:paragraph-rsid="001de2ac" fo:background-color="#282a36"/>
    </style:style>
    <style:style style:name="P4" style:family="paragraph" style:parent-style-name="Standard">
      <style:text-properties officeooo:rsid="00197f35" officeooo:paragraph-rsid="00197f35"/>
    </style:style>
    <style:style style:name="P5" style:family="paragraph" style:parent-style-name="Standard">
      <style:text-properties fo:color="#c9211e" fo:font-weight="bold" officeooo:rsid="001a3d7f" officeooo:paragraph-rsid="001a3d7f" style:font-weight-asian="bold" style:font-weight-complex="bold"/>
    </style:style>
    <style:style style:name="P6" style:family="paragraph" style:parent-style-name="Standard">
      <style:text-properties fo:color="#c9211e" fo:font-weight="bold" officeooo:rsid="001bde65" officeooo:paragraph-rsid="001bde65" style:font-weight-asian="bold" style:font-weight-complex="bold"/>
    </style:style>
    <style:style style:name="P7" style:family="paragraph" style:parent-style-name="Standard">
      <style:text-properties fo:color="#c9211e" fo:font-weight="bold" officeooo:rsid="001ce4db" officeooo:paragraph-rsid="001ce4db" style:font-weight-asian="bold" style:font-weight-complex="bold"/>
    </style:style>
    <style:style style:name="P8" style:family="paragraph" style:parent-style-name="Standard">
      <style:text-properties fo:color="#c9211e" fo:font-weight="bold" officeooo:rsid="001de2ac" officeooo:paragraph-rsid="001de2ac" style:font-weight-asian="bold" style:font-weight-complex="bold"/>
    </style:style>
    <style:style style:name="P9" style:family="paragraph" style:parent-style-name="Standard">
      <style:text-properties fo:color="#c9211e" fo:font-weight="bold" officeooo:rsid="001f9550" officeooo:paragraph-rsid="001f9550" style:font-weight-asian="bold" style:font-weight-complex="bold"/>
    </style:style>
    <style:style style:name="P10" style:family="paragraph" style:parent-style-name="Standard">
      <style:text-properties fo:color="#c9211e" fo:font-weight="bold" officeooo:rsid="00202aa5" officeooo:paragraph-rsid="00202aa5" style:font-weight-asian="bold" style:font-weight-complex="bold"/>
    </style:style>
    <style:style style:name="P11" style:family="paragraph" style:parent-style-name="Standard">
      <style:text-properties fo:color="#c9211e" officeooo:rsid="001ccbb3" officeooo:paragraph-rsid="001ccbb3"/>
    </style:style>
    <style:style style:name="P12" style:family="paragraph" style:parent-style-name="Standard">
      <style:text-properties officeooo:rsid="001bde65" officeooo:paragraph-rsid="001bde65"/>
    </style:style>
    <style:style style:name="P13" style:family="paragraph" style:parent-style-name="Standard">
      <style:text-properties officeooo:rsid="001ccbb3" officeooo:paragraph-rsid="001ccbb3"/>
    </style:style>
    <style:style style:name="P14" style:family="paragraph" style:parent-style-name="Standard">
      <style:text-properties officeooo:rsid="001ce4db" officeooo:paragraph-rsid="001ce4db"/>
    </style:style>
    <style:style style:name="P15" style:family="paragraph" style:parent-style-name="Standard">
      <style:text-properties officeooo:rsid="001de2ac" officeooo:paragraph-rsid="001de2ac"/>
    </style:style>
    <style:style style:name="P16" style:family="paragraph" style:parent-style-name="Standard">
      <style:text-properties officeooo:rsid="001de2ac" officeooo:paragraph-rsid="001f9550"/>
    </style:style>
    <style:style style:name="P17" style:family="paragraph" style:parent-style-name="Standard">
      <style:text-properties officeooo:rsid="001f9550" officeooo:paragraph-rsid="001f9550"/>
    </style:style>
    <style:style style:name="P18" style:family="paragraph" style:parent-style-name="Standard">
      <style:text-properties officeooo:rsid="00202aa5" officeooo:paragraph-rsid="00202aa5"/>
    </style:style>
    <style:style style:name="P19" style:family="paragraph" style:parent-style-name="Standard">
      <style:text-properties officeooo:paragraph-rsid="00202a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ff79c6"/>
    </style:style>
    <style:style style:name="T5" style:family="text">
      <style:text-properties fo:color="#ff79c6" style:font-name="Droid Sans Mono" fo:font-size="10.5pt" fo:font-weight="normal" fo:background-color="#282a36" loext:char-shading-value="0"/>
    </style:style>
    <style:style style:name="T6" style:family="text">
      <style:text-properties fo:color="#f8f8f2" style:font-name="Droid Sans Mono" fo:font-size="10.5pt" fo:font-weight="normal" fo:background-color="#282a36" loext:char-shading-value="0"/>
    </style:style>
    <style:style style:name="T7" style:family="text">
      <style:text-properties fo:color="#f8f8f2" style:font-name="Droid Sans Mono" fo:font-size="10.5pt" fo:font-weight="normal" officeooo:rsid="001f9550" fo:background-color="#282a36" loext:char-shading-value="0"/>
    </style:style>
    <style:style style:name="T8" style:family="text">
      <style:text-properties fo:color="#50fa7b"/>
    </style:style>
    <style:style style:name="T9" style:family="text">
      <style:text-properties fo:color="#50fa7b" style:font-name="Droid Sans Mono" fo:font-size="10.5pt" fo:font-weight="normal" fo:background-color="#282a36" loext:char-shading-value="0"/>
    </style:style>
    <style:style style:name="T10" style:family="text">
      <style:text-properties fo:color="#50fa7b" style:font-name="Droid Sans Mono" fo:font-size="10.5pt" fo:font-weight="normal" officeooo:rsid="001f9550" fo:background-color="#282a36" loext:char-shading-value="0"/>
    </style:style>
    <style:style style:name="T11" style:family="text">
      <style:text-properties fo:color="#ff5555" style:font-name="Droid Sans Mono" fo:font-size="10.5pt" fo:font-weight="normal" fo:background-color="#282a36" loext:char-shading-value="0"/>
    </style:style>
    <style:style style:name="T12" style:family="text">
      <style:text-properties fo:color="#f1fa8c" style:font-name="Droid Sans Mono" fo:font-size="10.5pt" fo:font-weight="normal" fo:background-color="#282a36" loext:char-shading-value="0"/>
    </style:style>
    <style:style style:name="T13" style:family="text">
      <style:text-properties officeooo:rsid="001a3d7f"/>
    </style:style>
    <style:style style:name="T14" style:family="text">
      <style:text-properties fo:color="#e9f284" style:font-name="Droid Sans Mono" fo:font-size="10.5pt" fo:font-weight="normal" fo:background-color="#282a36" loext:char-shading-value="0"/>
    </style:style>
    <style:style style:name="T15" style:family="text">
      <style:text-properties officeooo:rsid="001ccbb3"/>
    </style:style>
    <style:style style:name="T16" style:family="text">
      <style:text-properties fo:color="#bd93f9"/>
    </style:style>
    <style:style style:name="T17" style:family="text">
      <style:text-properties fo:color="#bd93f9" style:font-name="Droid Sans Mono" fo:font-size="10.5pt" fo:font-weight="normal" fo:background-color="#282a36" loext:char-shading-value="0"/>
    </style:style>
    <style:style style:name="T18" style:family="text">
      <style:text-properties officeooo:rsid="001f95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ipulando String:</text:p>
      <text:p text:style-name="P1"/>
      <text:p text:style-name="P19">Em uma string quando precisar de escapar uma caractere especial (“”), é só adicionar uma barra invertida antes do caractere.<text:span text:style-name="T2"> </text:span><text:span text:style-name="T3">Ex :</text:span><text:span text:style-name="T2"> </text:span><text:span text:style-name="T1">var string = “eu sou </text:span><text:span text:style-name="T3">\“</text:span><text:span text:style-name="T1">bonito</text:span><text:span text:style-name="T3">\”</text:span><text:span text:style-name="T1">”. </text:span></text:p>
      <text:p text:style-name="P1"/>
      <text:p text:style-name="P5">match</text:p>
      <text:p text:style-name="P1"><text:span text:style-name="T1">variável = string.match</text:span><text:span text:style-name="T3">(“palavra”) </text:span>– pesquisa uma palavra e retorna a palavra</text:p>
      <text:p text:style-name="P1"><text:span text:style-name="T1">variável.length</text:span> - <text:s/>retorna a quantidade de palavras encontrada</text:p>
      <text:p text:style-name="P1"/>
      <text:p text:style-name="P1"><text:span text:style-name="T1">utilizando regex</text:span>:</text:p>
      <text:p text:style-name="P1"><text:span text:style-name="T5">var</text:span><text:span text:style-name="T6"> resultado </text:span><text:span text:style-name="T5">=</text:span><text:span text:style-name="T6"> texto.</text:span><text:span text:style-name="T9">match</text:span><text:span text:style-name="T6">(</text:span><text:span text:style-name="T11">/</text:span><text:span text:style-name="T12">cedo</text:span><text:span text:style-name="T11">/</text:span><text:span text:style-name="T5">ig</text:span><text:span text:style-name="T6">)</text:span> - retorna o mesmo resultado, coloco a palavra entre barras e o <text:span text:style-name="T3">i</text:span> indica para ignorar se esta em maiúscula ou minuscula, e o <text:span text:style-name="T3">g</text:span> indica para continuar procurando mesmo quando achar a primeira ocorrência. </text:p>
      <text:p text:style-name="P4">O retorno sera um array resultado = [“cedo. cedo”]</text:p>
      <text:p text:style-name="P1"/>
      <text:p text:style-name="P5">search</text:p>
      <text:p text:style-name="P1"><text:span text:style-name="T5">var</text:span><text:span text:style-name="T6"> resultadoSearch </text:span><text:span text:style-name="T5">=</text:span><text:span text:style-name="T6"> texto.</text:span><text:span text:style-name="T9">search</text:span><text:span text:style-name="T6">(</text:span><text:span text:style-name="T11">/</text:span><text:span text:style-name="T12">barras</text:span><text:span text:style-name="T11">/</text:span><text:span text:style-name="T5">i</text:span><text:span text:style-name="T6">);</text:span>- <text:span text:style-name="T13">retorna um NUMBER, o num <text:s/>da index de onde ocorreu o match.</text:span></text:p>
      <text:p text:style-name="P1"/>
      <text:p text:style-name="P6">Replace</text:p>
      <text:p text:style-name="P12"><text:span text:style-name="T5">var</text:span><text:span text:style-name="T6"> resultadoReplace </text:span><text:span text:style-name="T5">=</text:span><text:span text:style-name="T6"> texto.</text:span><text:span text:style-name="T9">replace</text:span><text:span text:style-name="T6">(</text:span><text:span text:style-name="T11">/</text:span><text:span text:style-name="T12">bem</text:span><text:span text:style-name="T11">/</text:span><text:span text:style-name="T5">ig</text:span><text:span text:style-name="T6">, </text:span><text:span text:style-name="T14">"</text:span><text:span text:style-name="T12">muito</text:span><text:span text:style-name="T14">"</text:span><text:span text:style-name="T6">)</text:span> - onde tiver o texto “bem” troca por muito.</text:p>
      <text:p text:style-name="P1"/>
      <text:p text:style-name="P1"/>
      <text:p text:style-name="P6">Concat</text:p>
      <text:p text:style-name="P12"><text:span text:style-name="T5">var</text:span><text:span text:style-name="T6"> resultadoConcat </text:span><text:span text:style-name="T5">=</text:span><text:span text:style-name="T6"> texto.</text:span><text:span text:style-name="T9">concat</text:span><text:span text:style-name="T6">(texto2)</text:span> - vai juntar as 2 strings em uma só, o retorno vai ser uma string.</text:p>
      <text:p text:style-name="P12"><text:span text:style-name="T5">var</text:span><text:span text:style-name="T6"> resultadoConcat </text:span><text:span text:style-name="T5">=</text:span><text:span text:style-name="T6"> texto.</text:span><text:span text:style-name="T9">concat</text:span><text:span text:style-name="T6">(texto2 </text:span><text:span text:style-name="T5">+</text:span><text:span text:style-name="T6"> texto3)</text:span> - <text:span text:style-name="T15">para juntar mais de uma string.</text:span></text:p>
      <text:p text:style-name="P12"/>
      <text:p text:style-name="P11"><text:span text:style-name="T1">IndexOf</text:span>:</text:p>
      <text:p text:style-name="P13"><text:span text:style-name="T5">var</text:span><text:span text:style-name="T6"> resultadoIndexOf </text:span><text:span text:style-name="T5">=</text:span><text:span text:style-name="T6"> texto.</text:span><text:span text:style-name="T9">indexOf</text:span><text:span text:style-name="T6">(</text:span><text:span text:style-name="T14">"</text:span><text:span text:style-name="T12">d</text:span><text:span text:style-name="T14">"</text:span><text:span text:style-name="T6">)</text:span> - retorna o indice que o caractere foi encontrado pela 1 vez</text:p>
      <text:p text:style-name="P13"/>
      <text:p text:style-name="P7">lastIndexOf:</text:p>
      <text:p text:style-name="P14"><text:span text:style-name="T5">var</text:span><text:span text:style-name="T6"> resultadoLastIndexOf </text:span><text:span text:style-name="T5">=</text:span><text:span text:style-name="T6"> texto.</text:span><text:span text:style-name="T9">lastIndexOf</text:span><text:span text:style-name="T6">(</text:span><text:span text:style-name="T14">"</text:span><text:span text:style-name="T12">a</text:span><text:span text:style-name="T14">"</text:span><text:span text:style-name="T6">)</text:span> - retorna o índice onde o caractere foi encontrado pela ultima vez. </text:p>
      <text:p text:style-name="P12"/>
      <text:p text:style-name="P8">Slice </text:p>
      <text:p text:style-name="P3"><text:span text:style-name="T4">var</text:span> resultadoSlice <text:span text:style-name="T4">=</text:span> texto.<text:span text:style-name="T8">slice</text:span>(<text:span text:style-name="T16">0</text:span>,<text:span text:style-name="T16">7</text:span>)</text:p>
      <text:p text:style-name="P15">- pega um pedaço do texto primeiro parâmetro é o início segundo parâmetro é o fim.</text:p>
      <text:p text:style-name="P15"/>
      <text:p text:style-name="P8">Split</text:p>
      <text:p text:style-name="P15"><text:span text:style-name="T5">var</text:span><text:span text:style-name="T6"> resultadoSplit </text:span><text:span text:style-name="T5">=</text:span><text:span text:style-name="T6"> texto.</text:span><text:span text:style-name="T9">split</text:span><text:span text:style-name="T6">(</text:span><text:span text:style-name="T14">"</text:span><text:span text:style-name="T12"> </text:span><text:span text:style-name="T14">"</text:span><text:span text:style-name="T6">)</text:span> - retorna um array separado pelo caractere indicado no caso um espaco.</text:p>
      <text:p text:style-name="P15"/>
      <text:p text:style-name="P9">Substring</text:p>
      <text:p text:style-name="P17"><text:span text:style-name="T5">var</text:span><text:span text:style-name="T6"> resultadoSubstring </text:span><text:span text:style-name="T5">=</text:span><text:span text:style-name="T6"> texto.</text:span><text:span text:style-name="T9">substring</text:span><text:span text:style-name="T6">(</text:span><text:span text:style-name="T17">7</text:span><text:span text:style-name="T6">, texto.</text:span><text:span text:style-name="T17">length</text:span><text:span text:style-name="T6"> </text:span><text:span text:style-name="T5">-</text:span><text:span text:style-name="T17">80</text:span>- seleciona uma parte da string primeiro parâmetro é o inicio e o segundo parâmetro é o fim do corte.</text:p>
      <text:p text:style-name="P17"/>
      <text:p text:style-name="P9">ToLowerCase</text:p>
      <text:p text:style-name="P15"><text:span text:style-name="T5">var</text:span><text:span text:style-name="T6"> resultadoLower </text:span><text:span text:style-name="T5">=</text:span><text:span text:style-name="T6"> texto.</text:span><text:span text:style-name="T9">toLowerCase</text:span><text:span text:style-name="T6">()</text:span> - <text:span text:style-name="T18">deixa o texto em minusculo.</text:span></text:p>
      <text:p text:style-name="P9">ToUpperCase</text:p>
      <text:p text:style-name="P16"><text:soft-page-break/><text:span text:style-name="T5">var</text:span><text:span text:style-name="T6"> resultado</text:span><text:span text:style-name="T7">Upper</text:span><text:span text:style-name="T6"> </text:span><text:span text:style-name="T5">=</text:span><text:span text:style-name="T6"> texto.</text:span><text:span text:style-name="T9">to</text:span><text:span text:style-name="T10">Upper</text:span><text:span text:style-name="T9">Case</text:span><text:span text:style-name="T6">()</text:span> - <text:span text:style-name="T18">deixa o texto em maiúsculo.</text:span></text:p>
      <text:p text:style-name="P10"/>
      <text:p text:style-name="P10">Trim</text:p>
      <text:p text:style-name="P18"><text:span text:style-name="T5">var</text:span><text:span text:style-name="T6"> resultadoTrim </text:span><text:span text:style-name="T5">=</text:span><text:span text:style-name="T6"> texto.</text:span><text:span text:style-name="T9">trim</text:span><text:span text:style-name="T6">()</text:span> - elimina todos os espaços no início e no fim da string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04:06.263813444</meta:creation-date>
    <dc:date>2021-11-04T15:01:56.655511784</dc:date>
    <meta:editing-duration>PT32M11S</meta:editing-duration>
    <meta:editing-cycles>1</meta:editing-cycles>
    <meta:document-statistic meta:table-count="0" meta:image-count="0" meta:object-count="0" meta:page-count="2" meta:paragraph-count="32" meta:word-count="302" meta:character-count="1955" meta:non-whitespace-character-count="1677"/>
    <meta:generator>LibreOffice/6.4.7.2$Linux_X86_64 LibreOffice_project/40$Build-2</meta:generator>
  </office:meta>
</office:document-meta>
</file>